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1.61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244in"/>
    </style:style>
    <style:style style:name="co5" style:family="table-column">
      <style:table-column-properties fo:break-before="auto" style:column-width="2.5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doseamt</text:p>
          </table:table-cell>
          <table:table-cell office:value-type="string" calcext:value-type="string">
            <text:p>dose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800" calcext:value-type="float">
            <text:p>4780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700" calcext:value-type="float">
            <text:p>19070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5800" calcext:value-type="float">
            <text:p>22580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2900" calcext:value-type="float">
            <text:p>23290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800" calcext:value-type="float">
            <text:p>12380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9100" calcext:value-type="float">
            <text:p>1491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Treat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ro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0:32:11.269862197</meta:creation-date>
    <dc:date>2024-02-20T16:04:54.095709084</dc:date>
    <meta:editing-duration>PT39M21S</meta:editing-duration>
    <meta:editing-cycles>8</meta:editing-cycles>
    <meta:generator>LibreOffice/7.3.7.2$Linux_X86_64 LibreOffice_project/30$Build-2</meta:generator>
    <meta:document-statistic meta:table-count="1" meta:cell-count="70" meta:object-count="0"/>
  </office:meta>
</office:document-meta>
</file>